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785cm"/>
    </style:style>
    <style:style style:name="co2" style:family="table-column">
      <style:table-column-properties fo:break-before="auto" style:column-width="3.457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61">
      <number:hours number:style="long"/>
      <number:text>:</number:text>
      <number:minutes number:style="long"/>
      <number:text>:</number:text>
      <number:seconds number:style="long"/>
    </number:time-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number:date-style style:name="N73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1" style:family="table-cell" style:parent-style-name="Default" style:data-style-name="N73">
      <style:table-cell-properties style:text-align-source="fix" style:repeat-content="false"/>
      <style:paragraph-properties fo:text-align="center" fo:margin-left="0cm"/>
      <style:text-properties style:font-name="FreeSans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FreeSans"/>
    </style:style>
    <style:style style:name="ce3" style:family="table-cell" style:parent-style-name="Default" style:data-style-name="N73">
      <style:text-properties style:font-name="FreeSans"/>
    </style:style>
    <style:style style:name="ce4" style:family="table-cell" style:parent-style-name="Default">
      <style:text-properties style:font-name="FreeSans"/>
    </style:style>
    <style:style style:name="ce5" style:family="table-cell" style:parent-style-name="Default" style:data-style-name="N61">
      <style:text-properties style:font-name="FreeSans"/>
    </style:style>
    <style:style style:name="ce6" style:family="table-cell" style:parent-style-name="Default" style:data-style-name="N64">
      <style:text-properties style:font-name="FreeSans"/>
    </style:style>
    <style:style style:name="ce7" style:family="table-cell" style:parent-style-name="Default" style:data-style-name="N0">
      <style:text-properties style:font-name="FreeSans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FreeSans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122">
      <style:text-properties style:font-name="FreeSan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3" table:default-cell-style-name="ce2"/>
        <table:table-column table:style-name="co3" table:number-columns-repeated="1019" table:default-cell-style-name="ce4"/>
        <table:table-row table:style-name="ro1">
          <table:table-cell table:style-name="ce1" office:value-type="date" office:date-value="2021-10-30T20:31:10" calcext:value-type="date">
            <text:p>2021-10-30 20:31:10</text:p>
          </table:table-cell>
          <table:table-cell table:style-name="ce3" office:value-type="date" office:date-value="2021-10-30T19:52:25" calcext:value-type="date">
            <text:p>2021-10-30 19:52:25</text:p>
          </table:table-cell>
          <table:table-cell table:style-name="ce5" table:formula="of:=[.A1]-[.B1]" office:value-type="time" office:time-value="PT00H38M44.999999721S" calcext:value-type="time">
            <text:p>00:38:44</text:p>
          </table:table-cell>
          <table:table-cell table:style-name="ce7" table:formula="of:=[.C1]*86400" office:value-type="float" office:value="2324.9999997206" calcext:value-type="float">
            <text:p>2324,9999997206</text:p>
          </table:table-cell>
          <table:table-cell table:style-name="ce8" office:value-type="float" office:value="4.65728" calcext:value-type="float">
            <text:p>4,65728</text:p>
          </table:table-cell>
          <table:table-cell table:style-name="ce9" table:formula="of:=149597870700*[.E1]/[.D1]" office:value-type="float" office:value="299664159.71502" calcext:value-type="float">
            <text:p>2,9966E+08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date" office:date-value="2023-08-14T20:54:05" calcext:value-type="date">
            <text:p>2023-08-14 20:54:05</text:p>
          </table:table-cell>
          <table:table-cell table:style-name="ce3" office:value-type="date" office:date-value="2023-08-14T20:14:26" calcext:value-type="date">
            <text:p>2023-08-14 20:14:26</text:p>
          </table:table-cell>
          <table:table-cell table:style-name="ce5" table:formula="of:=[.A3]-[.B3]" office:value-type="time" office:time-value="PT00H39M39S" calcext:value-type="time">
            <text:p>00:39:39</text:p>
          </table:table-cell>
          <table:table-cell table:style-name="ce7" table:formula="of:=[.C3]*86400" office:value-type="float" office:value="2379" calcext:value-type="float">
            <text:p>2379</text:p>
          </table:table-cell>
          <table:table-cell table:style-name="ce8" office:value-type="float" office:value="4.73848" calcext:value-type="float">
            <text:p>4,73848</text:p>
          </table:table-cell>
          <table:table-cell table:style-name="ce9" table:formula="of:=149597870700*[.E3]/[.D3]" office:value-type="float" office:value="297968271.691692" calcext:value-type="float">
            <text:p>2,9797E+08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date" office:date-value="2025-03-24T13:47:06" calcext:value-type="date">
            <text:p>2025-03-24 13:47:06</text:p>
          </table:table-cell>
          <table:table-cell table:style-name="ce3" office:value-type="date" office:date-value="2025-03-24T13:02:36" calcext:value-type="date">
            <text:p>2025-03-24 13:02:36</text:p>
          </table:table-cell>
          <table:table-cell table:style-name="ce5" table:formula="of:=[.A5]-[.B5]" office:value-type="time" office:time-value="PT00H44M30S" calcext:value-type="time">
            <text:p>00:44:30</text:p>
          </table:table-cell>
          <table:table-cell table:style-name="ce7" table:formula="of:=[.C5]*86400" office:value-type="float" office:value="2670" calcext:value-type="float">
            <text:p>2670</text:p>
          </table:table-cell>
          <table:table-cell table:style-name="ce8" office:value-type="float" office:value="5.35176" calcext:value-type="float">
            <text:p>5,35176</text:p>
          </table:table-cell>
          <table:table-cell table:style-name="ce9" table:formula="of:=149597870700*[.E5]/[.D5]" office:value-type="float" office:value="299854644.381061" calcext:value-type="float">
            <text:p>2,9985E+08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date" office:date-value="2025-09-08T14:53:45" calcext:value-type="date">
            <text:p>2025-09-08 14:53:45</text:p>
          </table:table-cell>
          <table:table-cell table:style-name="ce3" office:value-type="date" office:date-value="2025-09-08T14:06:33" calcext:value-type="date">
            <text:p>2025-09-08 14:06:33</text:p>
          </table:table-cell>
          <table:table-cell table:style-name="ce5" table:formula="of:=[.A7]-[.B7]" office:value-type="time" office:time-value="PT00H47M11.999999S" calcext:value-type="time">
            <text:p>00:47:11</text:p>
          </table:table-cell>
          <table:table-cell table:style-name="ce7" table:formula="of:=[.C7]*86400" office:value-type="float" office:value="2831.999999" calcext:value-type="float">
            <text:p>2831,999999</text:p>
          </table:table-cell>
          <table:table-cell table:style-name="ce8" office:value-type="float" office:value="5.64948" calcext:value-type="float">
            <text:p>5,64948</text:p>
          </table:table-cell>
          <table:table-cell table:style-name="ce9" table:formula="of:=149597870700*[.E7]/[.D7]" office:value-type="float" office:value="298428735.473399" calcext:value-type="float">
            <text:p>2,9843E+08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6" table:number-columns-repeated="2"/>
          <table:table-cell table:number-columns-repeated="1020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P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scientific-number number:decimal-places="4" number:min-decimal-places="4" number:min-integer-digits="1" number:min-exponent-digits="2" number:exponent-interval="1" number:forced-exponent-sign="true"/>
    </number:number-style>
    <number:time-style style:name="N121">
      <number:second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9T23:06:36.430643203</meta:creation-date>
    <dc:date>2024-12-09T23:58:33.899040864</dc:date>
    <meta:editing-duration>PT11M6S</meta:editing-duration>
    <meta:editing-cycles>1</meta:editing-cycles>
    <meta:document-statistic meta:table-count="1" meta:cell-count="24" meta:object-count="0"/>
    <meta:generator>LibreOffice/7.3.7.2$Linux_X86_64 LibreOffice_project/30$Build-2</meta:generator>
    <meta:user-defined meta:name=""/>
    <meta:user-defined meta:name="qrichtext">1</meta:user-defined>
  </office:meta>
</office:document-meta>
</file>